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Heading_20_2">
      <style:paragraph-properties fo:line-height="115%" fo:text-align="justify" style:justify-single-word="false"/>
    </style:style>
    <style:style style:name="P2" style:family="paragraph" style:parent-style-name="Heading_20_2" style:master-page-name="First_20_Page">
      <style:paragraph-properties fo:line-height="115%" fo:text-align="justify" style:justify-single-word="false" style:page-number="auto"/>
    </style:style>
    <style:style style:name="P3" style:family="paragraph" style:parent-style-name="Heading_20_3">
      <style:paragraph-properties fo:line-height="115%" fo:text-align="justify" style:justify-single-word="false"/>
    </style:style>
    <style:style style:name="P4" style:family="paragraph" style:parent-style-name="Standard">
      <style:paragraph-properties fo:line-height="115%" fo:text-align="justify" style:justify-single-word="false"/>
    </style:style>
    <style:style style:name="P5" style:family="paragraph" style:parent-style-name="Standard">
      <style:paragraph-properties fo:margin-top="0.706cm" fo:margin-bottom="0.353cm" loext:contextual-spacing="false" fo:line-height="113%" fo:text-align="justify" style:justify-single-word="false"/>
    </style:style>
    <style:style style:name="P6" style:family="paragraph" style:parent-style-name="Standard">
      <style:paragraph-properties fo:padding="0cm" fo:border="none"/>
      <style:text-properties style:font-name="Roboto" style:font-name-asian="Roboto1" style:font-name-complex="Roboto1"/>
    </style:style>
    <style:style style:name="P7" style:family="paragraph" style:parent-style-name="Standard">
      <style:paragraph-properties fo:margin-top="0cm" fo:margin-bottom="0cm" loext:contextual-spacing="false"/>
    </style:style>
    <style:style style:name="P8" style:family="paragraph" style:parent-style-name="Standard">
      <style:paragraph-properties fo:margin-top="0cm" fo:margin-bottom="0cm" loext:contextual-spacing="false"/>
      <style:text-properties fo:color="#abb1b9" fo:font-size="8pt" style:font-size-asian="8pt" style:font-size-complex="8pt"/>
    </style:style>
    <style:style style:name="P9" style:family="paragraph" style:parent-style-name="Standard">
      <style:paragraph-properties fo:margin-top="0cm" fo:margin-bottom="0cm" loext:contextual-spacing="false" fo:padding="0cm" fo:border="none"/>
    </style:style>
    <style:style style:name="T1" style:family="text">
      <style:text-properties fo:color="#4d5d6d" fo:font-size="24pt" fo:language="ru" fo:country="RU" fo:font-weight="normal" style:font-size-asian="24pt" style:font-weight-asian="normal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language="ru" fo:country="RU" style:font-size-asian="20pt" style:font-size-complex="20pt"/>
    </style:style>
    <style:style style:name="T4" style:family="text">
      <style:text-properties fo:font-size="16pt" fo:language="ru" fo:country="RU" fo:font-style="italic" style:font-size-asian="16pt" style:font-style-asian="italic" style:font-size-complex="16pt"/>
    </style:style>
    <style:style style:name="T5" style:family="text">
      <style:text-properties fo:font-size="16pt" fo:language="ru" fo:country="RU" style:font-size-asian="16pt" style:font-size-complex="16pt"/>
    </style:style>
    <style:style style:name="T6" style:family="text">
      <style:text-properties fo:color="#abb1b9"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bookmark text:name="_efhulwgu5xcu"/><text:span text:style-name="T1">Антипаттерны в коде</text:span></text:h>
      <text:h text:style-name="P3" text:outline-level="3"><text:bookmark text:name="_htneren870fy"/><text:span text:style-name="T2">Magic</text:span><text:span text:style-name="T3"> </text:span><text:span text:style-name="T2">Number</text:span><text:span text:style-name="T3"> // Магические числа</text:span></text:h>
      <text:p text:style-name="P5"><text:span text:style-name="T4">Таких нет в программном коде</text:span></text:p>
      <text:h text:style-name="P3" text:outline-level="3"><text:bookmark text:name="_98okmoxj0rrt"/><text:span text:style-name="T2">Spaghetti</text:span><text:span text:style-name="T3"> </text:span><text:span text:style-name="T2">Code</text:span><text:span text:style-name="T3"> // Спагетти-код</text:span></text:h>
      <text:p text:style-name="P4"><text:span text:style-name="T4">По мере курса код менялся и наращивался. Сейчас имеются пересечения по разделам. В идеале требуется </text:span><text:span text:style-name="T5">рефакторинг исходного кода</text:span></text:p>
      <text:h text:style-name="P3" text:outline-level="3"><text:bookmark text:name="_cxei34h0d74p"/><text:span text:style-name="T2">Lasagna</text:span><text:span text:style-name="T3"> </text:span><text:span text:style-name="T2">Code</text:span><text:span text:style-name="T3"> // Лазанья-код</text:span></text:h>
      <text:p text:style-name="P4"><text:span text:style-name="T4">Все приемлемо</text:span></text:p>
      <text:h text:style-name="P3" text:outline-level="3"><text:bookmark text:name="_q01tshdgmetz"/><text:span text:style-name="T2">Blind</text:span><text:span text:style-name="T3"> </text:span><text:span text:style-name="T2">faith</text:span><text:span text:style-name="T3"> // Слепая вера</text:span></text:h>
      <text:p text:style-name="P4"><text:span text:style-name="T5">Все входные данные не проверяются на корректность. Необходим отдельный блок валидации, общий для всех разделов.</text:span></text:p>
      <text:h text:style-name="P3" text:outline-level="3"><text:bookmark text:name="_cxa2tha1qyii"/><text:span text:style-name="T2">Cryptic</text:span><text:span text:style-name="T3"> </text:span><text:span text:style-name="T2">Code</text:span><text:span text:style-name="T3"> // Шифрокод</text:span></text:h>
      <text:p text:style-name="P4"><text:span text:style-name="T5">Все нормально.</text:span></text:p>
      <text:h text:style-name="P3" text:outline-level="3"><text:bookmark text:name="_52pzz3d2br4s"/><text:span text:style-name="T2">Hard</text:span><text:span text:style-name="T3"> </text:span><text:span text:style-name="T2">Code</text:span><text:span text:style-name="T3"> // Жёсткое кодирование</text:span></text:h>
      <text:p text:style-name="P4"><text:span text:style-name="T5">По коду программы вопросов нет. Есть вопросы только по разделам, вязанным с полями базы данных. Там есть жесткая типизация</text:span></text:p>
      <text:h text:style-name="P3" text:outline-level="3"><text:bookmark text:name="_k8lctizfsc38"/><text:span text:style-name="T2">Soft</text:span><text:span text:style-name="T3"> </text:span><text:span text:style-name="T2">Code</text:span><text:span text:style-name="T3"> // Мягкое кодирование</text:span></text:h>
      <text:p text:style-name="P4"><text:span text:style-name="T5">Код в меру мягкий. </text:span></text:p>
      <text:h text:style-name="P3" text:outline-level="3"><text:bookmark text:name="_tyu9l1u9a3ym"/><text:soft-page-break/><text:span text:style-name="T2">Lava</text:span><text:span text:style-name="T3"> </text:span><text:span text:style-name="T2">flow</text:span><text:span text:style-name="T3"> // Поток лавы</text:span></text:h>
      <text:p text:style-name="P4"><text:span text:style-name="T5">Изначально полный код программы был не ясен, задачи появлялись по ходу уроков. Поэтому некоторые разделы просто «подвешены» к основному коду. Для реальной программы требуется оптимизация кода.</text:span></text:p>
      <text:h text:style-name="P1" text:outline-level="2"><text:bookmark text:name="_lv3fqxmw65zc"/><text:bookmark text:name="_1rp0kto4uolv"/><text:span text:style-name="T1">Антипаттерны ООП</text:span></text:h>
      <text:h text:style-name="P3" text:outline-level="3"><text:bookmark text:name="_tx3lwesb8rjk"/><text:span text:style-name="T2">Anemic</text:span><text:span text:style-name="T3"> </text:span><text:span text:style-name="T2">Domain</text:span><text:span text:style-name="T3"> </text:span><text:span text:style-name="T2">Model</text:span><text:span text:style-name="T3"> // Боязнь размещать логику в объектах предметной области</text:span></text:h>
      <text:p text:style-name="P4"><text:span text:style-name="T4">Все в меру</text:span><text:span text:style-name="T5">.</text:span></text:p>
      <text:h text:style-name="P3" text:outline-level="3"><text:bookmark text:name="_usk791dk9hoc"/><text:span text:style-name="T2">God</text:span><text:span text:style-name="T3"> </text:span><text:span text:style-name="T2">object</text:span><text:span text:style-name="T3"> (</text:span><text:span text:style-name="T2">The</text:span><text:span text:style-name="T3"> </text:span><text:span text:style-name="T2">Blob</text:span><text:span text:style-name="T3">) // Божественный объект</text:span></text:h>
      <text:p text:style-name="P4"><text:span text:style-name="T5">Такого типа объект только один – engine, содержит ядро логики работы. В данном случае оправдано и данный класс не перегружен.</text:span></text:p>
      <text:h text:style-name="P3" text:outline-level="3"><text:bookmark text:name="_uionf6sjnroy"/><text:span text:style-name="T2">Poltergeist</text:span><text:span text:style-name="T3"> // Полтергейст</text:span></text:h>
      <text:p text:style-name="P4"><text:span text:style-name="T4">Есть нсколько, остались как наработки на будущее, как напоминание идеи.</text:span></text:p>
      <text:h text:style-name="P3" text:outline-level="3"><text:bookmark text:name="_qmopjhjkskae"/><text:span text:style-name="T2">Singletonitis</text:span><text:span text:style-name="T3"> // Сплошное одиночество</text:span></text:h>
      <text:p text:style-name="P4"><text:span text:style-name="T5">Только логер.</text:span></text:p>
      <text:h text:style-name="P3" text:outline-level="3"><text:bookmark text:name="_jqtyxdz6k02j"/><text:span text:style-name="T2">Privatization</text:span><text:span text:style-name="T3"> // Приватизация</text:span></text:h>
      <text:p text:style-name="P4"><text:span text:style-name="T5">Не используются</text:span></text:p>
      <text:h text:style-name="P1" text:outline-level="2"><text:bookmark text:name="_2dkri7v34il6"/><text:soft-page-break/><text:span text:style-name="T1">Методологические антипаттерны</text:span></text:h>
      <text:h text:style-name="Heading_20_3" text:outline-level="3"><text:bookmark text:name="_kyolvd3gxbl7"/><text:span text:style-name="T2">Copy</text:span><text:span text:style-name="T3"> — </text:span><text:span text:style-name="T2">Paste</text:span><text:span text:style-name="T3"> // Программирование методом копирования — вставки </text:span></text:h>
      <text:p text:style-name="P4"><text:span text:style-name="T5">Проект не настолько крупный</text:span></text:p>
      <text:h text:style-name="P3" text:outline-level="3"><text:bookmark text:name="_sj1tqy66xr4m"/><text:span text:style-name="T2">Golden</text:span><text:span text:style-name="T3"> </text:span><text:span text:style-name="T2">hammer</text:span><text:span text:style-name="T3"> // Золотой молоток </text:span></text:h>
      <text:p text:style-name="P4"><text:span text:style-name="T5">Все классы проработаны исключительно под задачу</text:span></text:p>
      <text:h text:style-name="P3" text:outline-level="3"><text:bookmark text:name="_7p746z8h10wi"/><text:span text:style-name="T2">Improbability</text:span><text:span text:style-name="T3"> </text:span><text:span text:style-name="T2">factor</text:span><text:span text:style-name="T3"> <text:s/>// Фактор невероятности</text:span></text:h>
      <text:p text:style-name="P4"><text:span text:style-name="T5">Нет</text:span></text:p>
      <text:h text:style-name="P3" text:outline-level="3"><text:span text:style-name="T2">Premature</text:span><text:span text:style-name="T3"> </text:span><text:span text:style-name="T2">optimization</text:span><text:span text:style-name="T3"> // Преждевременная оптимизация</text:span></text:h>
      <text:p text:style-name="P4"><text:span text:style-name="T5">Оптимизация не производилась.</text:span></text:p>
      <text:h text:style-name="P3" text:outline-level="3"><text:bookmark text:name="_a8xfhwpshbn0"/><text:span text:style-name="T2">Reinventing</text:span><text:span text:style-name="T3"> </text:span><text:span text:style-name="T2">the</text:span><text:span text:style-name="T3"> </text:span><text:span text:style-name="T2">wheel</text:span><text:span text:style-name="T3"> // Изобретение велосипеда</text:span></text:h>
      <text:p text:style-name="P4"><text:span text:style-name="T5">Проект учебный. Все с нуля.</text:span></text:p>
      <text:h text:style-name="P3" text:outline-level="3"><text:bookmark text:name="_18f7o7x244q9"/><text:span text:style-name="T2">Reinventing</text:span><text:span text:style-name="T3"> </text:span><text:span text:style-name="T2">the</text:span><text:span text:style-name="T3"> </text:span><text:span text:style-name="T2">square</text:span><text:span text:style-name="T3"> </text:span><text:span text:style-name="T2">wheel</text:span><text:span text:style-name="T3"> // Изобретение квадратного колеса</text:span></text:h>
      <text:p text:style-name="P4"><text:span text:style-name="T5">На базе учебного курса. Должно работать качественно</text:span></text:p>
      <text:h text:style-name="P1" text:outline-level="2"><text:bookmark text:name="_tbj2ug2xtiw6"/><text:span text:style-name="T1">Архитектурные антипаттерны</text:span></text:h>
      <text:h text:style-name="P3" text:outline-level="3"><text:bookmark text:name="_6igtgd8f75hi"/><text:span text:style-name="T2">Abstract</text:span><text:span text:style-name="T3"> </text:span><text:span text:style-name="T2">Inversion</text:span><text:span text:style-name="T3"> // Инверсия абстракции</text:span></text:h>
      <text:p text:style-name="P4"><text:span text:style-name="T5">Оптимально.</text:span></text:p>
      <text:h text:style-name="P3" text:outline-level="3"><text:bookmark text:name="_22e93nt725ua"/><text:soft-page-break/><text:span text:style-name="T2">Big</text:span><text:span text:style-name="T3"> </text:span><text:span text:style-name="T2">ball</text:span><text:span text:style-name="T3"> </text:span><text:span text:style-name="T2">of</text:span><text:span text:style-name="T3"> </text:span><text:span text:style-name="T2">mud</text:span><text:span text:style-name="T3"> // Большой комок грязи</text:span></text:h>
      <text:p text:style-name="P4"><text:span text:style-name="T5">Оптимизация требуется.</text:span></text:p>
      <text:h text:style-name="P3" text:outline-level="3"><text:bookmark text:name="_21h7v7qta1f0"/><text:span text:style-name="T2">Input</text:span><text:span text:style-name="T3"> </text:span><text:span text:style-name="T2">kludge</text:span><text:span text:style-name="T3"> // Затычка на ввод </text:span></text:h>
      <text:p text:style-name="P4"><text:span text:style-name="T5">Данный раздел не был реализован в рамках проекта.</text:span></text:p>
      <text:h text:style-name="P3" text:outline-level="3"><text:bookmark text:name="_2hkh0u612jpb"/><text:span text:style-name="T2">Magic</text:span><text:span text:style-name="T3"> </text:span><text:span text:style-name="T2">button</text:span><text:span text:style-name="T3"> // Волшебная кнопка </text:span></text:h>
      <text:p text:style-name="P4"><text:span text:style-name="T5">Вроде бы все оптимально.</text:span></text:p>
      <text:h text:style-name="P3" text:outline-level="3"><text:bookmark text:name="_nh173z8h27e3"/><text:span text:style-name="T2">Mutilation</text:span><text:span text:style-name="T3"> // Членовредительство</text:span></text:h>
      <text:p text:style-name="P4"><text:span text:style-name="T5">Оптимально.</text:span></text:p>
      <text:h text:style-name="P3" text:outline-level="3"><text:bookmark-start text:name="_GoBack"/><text:bookmark text:name="_ojyooc9al0sv"/><text:span text:style-name="T2">Stovepipe</text:span><text:span text:style-name="T3"> </text:span><text:span text:style-name="T2">Enterprise</text:span><text:span text:style-name="T3"> // Дымоход предприятия</text:span></text:h>
      <text:p text:style-name="P4"><text:span text:style-name="T5">Проект индивидуальный, связей нет.</text:span></text:p>
      <text:h text:style-name="P3" text:outline-level="3"><text:bookmark text:name="_5udbabitonqt"/><text:span text:style-name="T2">Stovepipe</text:span><text:span text:style-name="T3"> </text:span><text:span text:style-name="T2">System</text:span><text:span text:style-name="T3"> // Дымоход системы</text:span></text:h>
      <text:p text:style-name="P4"><text:span text:style-name="T5">Не относится к проекту.</text:span></text:p>
      <text:h text:style-name="P3" text:outline-level="3"><text:bookmark text:name="_j6pg2qsm1gtg"/><text:bookmark-end text:name="_GoBack"/><text:span text:style-name="T2">Jumble</text:span><text:span text:style-name="T3"> // Путаница</text:span></text:h>
      <text:p text:style-name="P4"><text:span text:style-name="T5">Не относится к нашей задаче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2c2d30" style:font-name="Arial" fo:font-size="10pt" fo:language="en" fo:country="none" style:letter-kerning="false" style:font-name-asian="Arial1" style:font-size-asian="10pt" style:language-asian="ru" style:country-asian="RU" style:font-name-complex="Arial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2c2d30" style:font-name="Arial" fo:font-size="10pt" fo:language="en" fo:country="none" style:letter-kerning="false" style:font-name-asian="Arial1" style:font-size-asian="10pt" style:language-asian="ru" style:country-asian="RU" style:font-name-complex="Arial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353cm" fo:margin-bottom="0.353cm" loext:contextual-spacing="false" fo:line-height="15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53cm" fo:margin-bottom="0.212cm" loext:contextual-spacing="false" fo:line-height="100%" fo:keep-together="always" fo:keep-with-next="always"/>
      <style:text-properties fo:color="#000000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line-height="100%" fo:keep-together="always" fo:keep-with-next="always"/>
      <style:text-properties fo:color="#000000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.212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together="always" fo:keep-with-next="always"/>
      <style:text-properties fo:color="#abb1b9"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000000" fo:font-size="48pt" fo:font-weight="bold" style:font-size-asian="48pt" style:font-weight-asian="bold" style:font-size-complex="48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141cm" loext:contextual-spacing="false" fo:line-height="100%" fo:keep-together="always" fo:keep-with-next="always"/>
      <style:text-properties fo:color="#abb1b9" fo:font-size="16pt" style:font-size-asian="16pt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padding="0cm" fo:border="none"/>
      <style:text-properties style:font-name="Roboto" style:font-name-asian="Roboto1" style:font-name-complex="Roboto1"/>
    </style:style>
    <style:style style:name="MP2" style:family="paragraph" style:parent-style-name="Standard">
      <style:paragraph-properties fo:margin-top="0cm" fo:margin-bottom="0cm" loext:contextual-spacing="false" fo:padding="0cm" fo:border="none"/>
    </style:style>
    <style:style style:name="MP3" style:family="paragraph" style:parent-style-name="Standard">
      <style:paragraph-properties fo:margin-top="0cm" fo:margin-bottom="0cm" loext:contextual-spacing="false"/>
    </style:style>
    <style:style style:name="MP4" style:family="paragraph" style:parent-style-name="Standard">
      <style:paragraph-properties fo:margin-top="0cm" fo:margin-bottom="0cm" loext:contextual-spacing="false"/>
      <style:text-properties fo:color="#abb1b9" fo:font-size="8pt" style:font-size-asian="8pt" style:font-size-complex="8pt"/>
    </style:style>
    <style:style style:name="MT1" style:family="text">
      <style:text-properties fo:color="#abb1b9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0cm" fo:margin-bottom="1.27cm" fo:margin-left="1.998cm" fo:margin-right="1.998cm" fo:background-color="#ffffff" style:writing-mode="lr-tb" style:layout-grid-color="#c0c0c0" style:layout-grid-lines="25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98cm" fo:margin-left="0cm" fo:margin-right="0cm" fo:margin-bottom="1.898cm" style:dynamic-spacing="true"/>
      </style:header-style>
      <style:footer-style>
        <style:header-footer-properties fo:min-height="0.728cm" fo:margin-left="0cm" fo:margin-right="0cm" fo:margin-top="0.62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998cm" fo:margin-bottom="1.27cm" fo:margin-left="1.998cm" fo:margin-right="1.998cm" fo:background-color="#ffffff" style:writing-mode="lr-tb" style:layout-grid-color="#c0c0c0" style:layout-grid-lines="25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28cm" fo:margin-left="0cm" fo:margin-right="0cm" fo:margin-top="0.628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© geekbrains.ru<text:tab/><text:tab/><text:tab/><text:tab/><text:tab/><text:tab/><text:tab/><text:tab/><text:tab/><text:tab/><text:tab/><text:tab/></text:span><text:span text:style-name="MT1"><text:page-number text:select-page="current">3</text:page-number></text:span></text:p>
      </style:footer>
    </style:master-page>
    <style:master-page style:name="First_20_Page" style:display-name="First Page" style:page-layout-name="Mpm2" style:next-style-name="Standard">
      <style:footer>
        <text:p text:style-name="MP3"><text:span text:style-name="MT1">© geekbrains.ru<text:tab/></text:span></text:p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Сергей Собакин</meta:initial-creator>
    <dc:creator>Дмитрий</dc:creator>
    <meta:editing-cycles>22</meta:editing-cycles>
    <meta:creation-date>2021-03-18T15:24:00</meta:creation-date>
    <dc:date>2021-05-21T07:13:00</dc:date>
    <meta:editing-duration>PT41M</meta:editing-duration>
    <meta:generator>LibreOffice/6.4.7.2$Linux_X86_64 LibreOffice_project/40$Build-2</meta:generator>
    <meta:document-statistic meta:table-count="0" meta:image-count="0" meta:object-count="0" meta:page-count="4" meta:paragraph-count="60" meta:word-count="337" meta:character-count="2391" meta:non-whitespace-character-count="20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